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11500000F475B27DB8AF6346F6A.png" manifest:media-type="image/png"/>
  <manifest:file-entry manifest:full-path="Pictures/10000000000004B0000004B041DBC225AF2013BC.png" manifest:media-type="image/png"/>
  <manifest:file-entry manifest:full-path="Pictures/1000020100000411000002F2A493D2A90F4D887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54cm" svg:height="0.962cm" svg:x="3.81cm" svg:y="19.558cm">
          <draw:text-box>
            <text:p><text:span text:style-name="T1">doi.org/10.1353/jhe.0.0095</text:span></text:p>
          </draw:text-box>
        </draw:frame>
        <draw:frame draw:style-name="gr2" draw:text-style-name="P2" draw:layer="layout" svg:width="27.542cm" svg:height="19.949cm" svg:x="-1.27cm" svg:y="-0.645cm">
          <draw:image xlink:href="Pictures/1000020100000411000002F2A493D2A90F4D887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2.954cm" svg:height="0.962cm" svg:x="3.81cm" svg:y="19.558cm">
          <draw:text-box>
            <text:p><text:span text:style-name="T1">doi.org/10.1371/journal.pbio.1002295</text:span></text:p>
          </draw:text-box>
        </draw:frame>
        <draw:frame draw:style-name="gr4" draw:text-style-name="P4" draw:layer="layout" svg:width="17.78cm" svg:height="17.78cm" svg:x="5.588cm" svg:y="0.762cm">
          <draw:image xlink:href="Pictures/10000000000004B0000004B041DBC225AF2013B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4" draw:text-style-name="P4" draw:layer="layout" svg:width="20.289cm" svg:height="18.145cm" svg:x="2.286cm" svg:y="0.254cm">
          <draw:image xlink:href="Pictures/100000000000111500000F475B27DB8AF6346F6A.png" xlink:type="simple" xlink:show="embed" xlink:actuate="onLoad">
            <text:p/>
          </draw:image>
        </draw:frame>
        <draw:frame draw:style-name="gr1" draw:text-style-name="P1" draw:layer="layout" svg:width="12.954cm" svg:height="0.962cm" svg:x="3.81cm" svg:y="19.558cm">
          <draw:text-box>
            <text:p><text:span text:style-name="T1">doi.org/10.1371/journal.pbio.1002456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4T11:27:53.103610735</meta:creation-date>
    <dc:date>2017-03-14T12:01:17.049224400</dc:date>
    <meta:editing-duration>PT28M21S</meta:editing-duration>
    <meta:editing-cycles>4</meta:editing-cycles>
    <meta:generator>LibreOffice/5.2.6.2$Linux_X86_64 LibreOffice_project/20$Build-2</meta:generator>
    <meta:document-statistic meta:object-count="33"/>
  </office:meta>
</office:document-meta>
</file>